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Review der Woche <text:line-break/></text:span></text:p>
          </draw:text-box>
          <svg:title/>
          <svg:desc/>
        </draw:frame>
      </draw:page>
      <draw:page draw:name="Slide3" draw:style-name="a339" draw:master-page-name="Master1-Layout2-obj-Titel-und-Inhalt" presentation:presentation-page-layout-name="Master1-PPL2" draw:id="Slide-258">
        <draw:frame draw:id="id64" presentation:style-name="a342" draw:name="Titel 1" svg:x="0.91667in" svg:y="0.39931in" svg:width="11.5in" svg:height="1.44965in" presentation:class="title" presentation:placeholder="false">
          <draw:text-box>
            <text:p text:style-name="a341" text:class-names="" text:cond-style-name=""><text:span text:style-name="a340" text:class-names="">Themen letzter Woche</text:span></text:p>
          </draw:text-box>
          <svg:title/>
          <svg:desc/>
        </draw:frame>
        <draw:frame draw:id="id65" presentation:style-name="a369" draw:name="Inhaltsplatzhalter 2" svg:x="0.91667in" svg:y="1.99653in" svg:width="11.5in" svg:height="4.75868in" presentation:class="outline" presentation:placeholder="false">
          <draw:text-box>
            <text:list text:style-name="a347">
              <text:list-item>
                <text:p text:style-name="a346" text:class-names="" text:cond-style-name=""><text:span text:style-name="a343" text:class-names="">Histogramm</text:span><text:span text:style-name="a344" text:class-names=""><text:s text:c="1"/></text:span><text:span text:style-name="a345" text:class-names="">der Aktivierungen der einzelnen Layer des CNN für MNIST</text:span></text:p>
              </text:list-item>
            </text:list>
            <text:list text:style-name="a350">
              <text:list-item>
                <text:p text:style-name="a349" text:class-names="" text:cond-style-name=""><text:span text:style-name="a348" text:class-names=""/></text:p>
              </text:list-item>
            </text:list>
            <text:list text:style-name="a356">
              <text:list-item>
                <text:p text:style-name="a355" text:class-names="" text:cond-style-name=""><text:span text:style-name="a351" text:class-names="">Histogramm</text:span><text:span text:style-name="a352" text:class-names=""><text:s text:c="1"/></text:span><text:span text:style-name="a353" text:class-names="">Gradientengewichte</text:span><text:span text:style-name="a354" text:class-names=""><text:s text:c="1"/>der letzten Epoche des CNN für MNIST</text:span></text:p>
              </text:list-item>
            </text:list>
            <text:list text:style-name="a359">
              <text:list-item>
                <text:p text:style-name="a358" text:class-names="" text:cond-style-name=""><text:span text:style-name="a357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0" text:class-names="">CNN‘s</text:span><text:span text:style-name="a361" text:class-names=""><text:s text:c="1"/>für<text:s text:c="1"/></text:span><text:span text:style-name="a362" text:class-names="">CIFAR,Intel</text:span><text:span text:style-name="a363" text:class-names=""><text:s text:c="1"/>erstellt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</draw:text-box>
          <svg:title/>
          <svg:desc/>
        </draw:frame>
      </draw:page>
      <draw:page draw:name="Slide5" draw:style-name="a370" draw:master-page-name="Master1-Layout2-obj-Titel-und-Inhalt" presentation:presentation-page-layout-name="Master1-PPL2" draw:id="Slide-260">
        <draw:frame draw:id="id66" presentation:style-name="a373" draw:name="Titel 1" svg:x="0.91667in" svg:y="0.39931in" svg:width="11.5in" svg:height="1.44965in" presentation:class="title" presentation:placeholder="false">
          <draw:text-box>
            <text:p text:style-name="a372" text:class-names="" text:cond-style-name=""><text:span text:style-name="a371" text:class-names="">Probleme</text:span></text:p>
          </draw:text-box>
          <svg:title/>
          <svg:desc/>
        </draw:frame>
        <draw:frame draw:id="id67" presentation:style-name="a396" draw:name="Inhaltsplatzhalter 2" svg:x="0.91667in" svg:y="1.99653in" svg:width="11.5in" svg:height="4.75868in" presentation:class="outline" presentation:placeholder="false">
          <draw:text-box>
            <text:list text:style-name="a376">
              <text:list-item>
                <text:p text:style-name="a375" text:class-names="" text:cond-style-name=""><text:span text:style-name="a374" text:class-names="">Modell bei Test nicht auf Test gesetzt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/></text:p>
              </text:list-item>
            </text:list>
            <text:list text:style-name="a386">
              <text:list-item>
                <text:p text:style-name="a385" text:class-names="" text:cond-style-name=""><text:span text:style-name="a380" text:class-names="">Batchnormalisierung beim Testen gestört da<text:s text:c="1"/></text:span><text:span text:style-name="a381" text:class-names="">batch</text:span><text:span text:style-name="a382" text:class-names=""><text:s text:c="1"/></text:span><text:span text:style-name="a383" text:class-names="">size</text:span><text:span text:style-name="a384" text:class-names=""><text:s text:c="1"/>zu klein war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/></text:p>
              </text:list-item>
            </text:list>
          </draw:text-box>
          <svg:title/>
          <svg:desc/>
        </draw:frame>
      </draw:page>
      <draw:page draw:name="Slide4" draw:style-name="a397" draw:master-page-name="Master1-Layout2-obj-Titel-und-Inhalt" presentation:presentation-page-layout-name="Master1-PPL2" draw:id="Slide-259">
        <draw:frame draw:id="id68" presentation:style-name="a400" draw:name="Titel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8" text:class-names="">Themen diese Woche</text:span></text:p>
          </draw:text-box>
          <svg:title/>
          <svg:desc/>
        </draw:frame>
        <draw:frame draw:id="id69" presentation:style-name="a426" draw:name="Inhaltsplatzhalter 2" svg:x="0.91667in" svg:y="1.99653in" svg:width="11.5in" svg:height="4.75868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401" text:class-names="">CNN für CIFAR, Intel finden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Histogramm Gradienten Gewichte, Bias aller Epochen für alle Aktivierungsfunktionen erstellt</text:span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Histogramm Aktivierungen für alle Aktivierungsfunktionen erstellt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19" text:class-names="">Versuchsplan erstellt</text:span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</draw:text-box>
          <svg:title/>
          <svg:desc/>
        </draw:frame>
      </draw:page>
      <draw:page draw:name="Slide12" draw:style-name="a427" draw:master-page-name="Master1-Layout2-obj-Titel-und-Inhalt" presentation:presentation-page-layout-name="Master1-PPL2" draw:id="Slide-267">
        <draw:frame draw:id="id70" presentation:style-name="a430" draw:name="Titel 1" svg:x="0.91667in" svg:y="0.39931in" svg:width="11.5in" svg:height="1.44965in" presentation:class="title" presentation:placeholder="false">
          <draw:text-box>
            <text:p text:style-name="a429" text:class-names="" text:cond-style-name=""><text:span text:style-name="a428" text:class-names="">Pläne für nächste Woche</text:span></text:p>
          </draw:text-box>
          <svg:title/>
          <svg:desc/>
        </draw:frame>
        <draw:frame draw:id="id71" presentation:style-name="a448" draw:name="Inhaltsplatzhalter 2" svg:x="0.91667in" svg:y="1.99653in" svg:width="11.5in" svg:height="4.75868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1" text:class-names="">CNN</text:span><text:span text:style-name="a432" text:class-names=""><text:s text:c="1"/></text:span><text:span text:style-name="a433" text:class-names="">für</text:span><text:span text:style-name="a434" text:class-names=""><text:s text:c="1"/></text:span><text:span text:style-name="a435" text:class-names="">CIFAR, Intel finden</text:span><text:span text:style-name="a436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4.04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4.04.2022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4.04.2022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4.04.2022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4.04.2022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4.04.2022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4.04.2022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4.04.2022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4.04.2022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4.04.2022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4.04.2022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4.04.2022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view der Woche  18.03-25.03</dc:title>
    <meta:initial-creator>Michael Engl</meta:initial-creator>
    <dc:creator>Michael Engl</dc:creator>
    <meta:creation-date>2022-03-24T13:33:35Z</meta:creation-date>
    <dc:date>2022-04-14T12:05:13Z</dc:date>
    <meta:editing-cycles>13</meta:editing-cycles>
    <meta:editing-duration>PT0S</meta:editing-duration>
    <meta:document-statistic meta:paragraph-count="23" meta:word-count="90"/>
  </office:meta>
</office:document-meta>
</file>